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fo:background-color="transparent" style:may-break-between-rows="true" table:border-model="collapsing">
        <style:background-image/>
      </style:table-properties>
    </style:style>
    <style:style style:name="Table1.A" style:family="table-column">
      <style:table-column-properties style:column-width="0.625in"/>
    </style:style>
    <style:style style:name="Table1.B" style:family="table-column">
      <style:table-column-properties style:column-width="0.6875in"/>
    </style:style>
    <style:style style:name="Table1.C" style:family="table-column">
      <style:table-column-properties style:column-width="5.6146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fo:background-color="transparent">
        <style:background-image/>
      </style:table-row-properties>
    </style:style>
    <style:style style:name="Table1.A4" style:family="table-cell">
      <style:table-cell-properties fo:background-color="#cfe7f5"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cfe7f5" fo:padding="0.0382in" fo:border-left="0.5pt solid #000000" fo:border-right="0.5pt solid #000000" fo:border-top="none" fo:border-bottom="0.5pt solid #000000" style:writing-mode="page">
        <style:background-image/>
      </style:table-cell-properties>
    </style:style>
    <style:style style:name="Table1.A8" style:family="table-cell">
      <style:table-cell-properties fo:background-color="#dddddd"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dddddd" fo:padding="0.0382in" fo:border-left="0.5pt solid #000000" fo:border-right="0.5pt solid #000000" fo:border-top="none" fo:border-bottom="0.5pt solid #000000" style:writing-mode="page">
        <style:background-image/>
      </style:table-cell-properties>
    </style:style>
    <style:style style:name="Table1.A17" style:family="table-cell">
      <style:table-cell-properties fo:background-color="#ffffcc" fo:padding="0.0382in" fo:border-left="0.5pt solid #000000" fo:border-right="none" fo:border-top="none" fo:border-bottom="0.5pt solid #000000" style:writing-mode="page">
        <style:background-image/>
      </style:table-cell-properties>
    </style:style>
    <style:style style:name="Table1.C17" style:family="table-cell">
      <style:table-cell-properties fo:background-color="#ffffcc" fo:padding="0.0382in" fo:border-left="0.5pt solid #000000" fo:border-right="0.5pt solid #000000" fo:border-top="none" fo:border-bottom="0.5pt solid #000000" style:writing-mode="page">
        <style:background-image/>
      </style:table-cell-properties>
    </style:style>
    <style:style style:name="Table1.26" style:family="table-row">
      <style:table-row-properties fo:keep-together="auto"/>
    </style:style>
    <style:style style:name="Table1.27" style:family="table-row">
      <style:table-row-properties fo:background-color="transparent" fo:keep-together="auto">
        <style:background-image/>
      </style:table-row-properties>
    </style:style>
    <style:style style:name="Table1.41" style:family="table-row">
      <style:table-row-properties fo:keep-together="auto"/>
    </style:style>
    <style:style style:name="P1" style:family="paragraph" style:parent-style-name="Standard">
      <style:text-properties officeooo:rsid="0009ba98" officeooo:paragraph-rsid="0009ba98"/>
    </style:style>
    <style:style style:name="P2" style:family="paragraph" style:parent-style-name="Standard">
      <style:paragraph-properties fo:text-align="center" style:justify-single-word="false"/>
      <style:text-properties officeooo:rsid="0009ba98" officeooo:paragraph-rsid="0009ba98"/>
    </style:style>
    <style:style style:name="P3" style:family="paragraph" style:parent-style-name="Standard">
      <style:paragraph-properties fo:text-align="center" style:justify-single-word="false"/>
      <style:text-properties fo:font-weight="bold" officeooo:rsid="0009ba98" officeooo:paragraph-rsid="0009ba98" style:font-weight-asian="bold" style:font-weight-complex="bold"/>
    </style:style>
    <style:style style:name="P4" style:family="paragraph" style:parent-style-name="Standard">
      <style:text-properties officeooo:rsid="000f4a91" officeooo:paragraph-rsid="000f4a91"/>
    </style:style>
    <style:style style:name="P5" style:family="paragraph" style:parent-style-name="Standard">
      <style:paragraph-properties fo:text-align="center" style:justify-single-word="false"/>
      <style:text-properties officeooo:paragraph-rsid="0009ba98"/>
    </style:style>
    <style:style style:name="P6" style:family="paragraph" style:parent-style-name="Standard">
      <style:text-properties officeooo:rsid="00132a42" officeooo:paragraph-rsid="00132a42"/>
    </style:style>
    <style:style style:name="P7" style:family="paragraph" style:parent-style-name="Standard">
      <style:text-properties officeooo:rsid="0013a735" officeooo:paragraph-rsid="0013a735"/>
    </style:style>
    <style:style style:name="P8" style:family="paragraph" style:parent-style-name="Standard">
      <style:paragraph-properties fo:margin-left="0.4925in" fo:margin-right="0in" fo:text-indent="0in" style:auto-text-indent="false"/>
      <style:text-properties officeooo:rsid="000f4a91" officeooo:paragraph-rsid="000f4a91"/>
    </style:style>
    <style:style style:name="P9" style:family="paragraph" style:parent-style-name="Standard">
      <style:paragraph-properties fo:margin-left="0.4925in" fo:margin-right="0in" fo:text-indent="0in" style:auto-text-indent="false"/>
      <style:text-properties officeooo:paragraph-rsid="000f4a91"/>
    </style:style>
    <style:style style:name="P10" style:family="paragraph" style:parent-style-name="Standard">
      <style:paragraph-properties fo:margin-left="0.4925in" fo:margin-right="0in" fo:text-indent="0in" style:auto-text-indent="false"/>
      <style:text-properties officeooo:paragraph-rsid="0013a735"/>
    </style:style>
    <style:style style:name="P11" style:family="paragraph" style:parent-style-name="Standard">
      <style:paragraph-properties fo:margin-left="0.4925in" fo:margin-right="0in" fo:text-indent="0in" style:auto-text-indent="false"/>
      <style:text-properties officeooo:rsid="0013a735" officeooo:paragraph-rsid="0014b19d" fo:background-color="#cfe7f5"/>
    </style:style>
    <style:style style:name="P12" style:family="paragraph" style:parent-style-name="Standard">
      <style:paragraph-properties fo:margin-left="0.4925in" fo:margin-right="0in" fo:text-indent="0in" style:auto-text-indent="false"/>
      <style:text-properties style:use-window-font-color="true" officeooo:rsid="000f4a91" officeooo:paragraph-rsid="000f4a91" fo:background-color="#cfe7f5"/>
    </style:style>
    <style:style style:name="P13" style:family="paragraph" style:parent-style-name="Standard">
      <style:paragraph-properties fo:margin-left="0.4925in" fo:margin-right="0in" fo:text-indent="0in" style:auto-text-indent="false"/>
      <style:text-properties officeooo:paragraph-rsid="001626a2"/>
    </style:style>
    <style:style style:name="P14" style:family="paragraph" style:parent-style-name="Standard">
      <style:paragraph-properties fo:margin-left="0.9846in" fo:margin-right="0in" fo:text-indent="0in" style:auto-text-indent="false"/>
      <style:text-properties officeooo:rsid="000f4a91" officeooo:paragraph-rsid="000f4a91"/>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9ba9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b44a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ba98" officeooo:paragraph-rsid="0009ba9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44a5" officeooo:paragraph-rsid="000b44a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8c87" officeooo:paragraph-rsid="000c8c8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5ad4" officeooo:paragraph-rsid="000d5ad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officeooo:paragraph-rsid="0009ba98"/>
    </style:style>
    <style:style style:name="P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9ba98" officeooo:paragraph-rsid="0009ba9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44a5" officeooo:paragraph-rsid="000b44a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ba98" officeooo:paragraph-rsid="001c0b2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text-properties officeooo:rsid="0013a735" officeooo:paragraph-rsid="0013a735"/>
    </style:style>
    <style:style style:name="P26" style:family="paragraph" style:parent-style-name="Standard" style:list-style-name="L1">
      <style:text-properties officeooo:paragraph-rsid="000f4a91"/>
    </style:style>
    <style:style style:name="P27" style:family="paragraph" style:parent-style-name="Standard" style:list-style-name="L1">
      <style:text-properties officeooo:rsid="000f4a91" officeooo:paragraph-rsid="000f4a91"/>
    </style:style>
    <style:style style:name="P28" style:family="paragraph" style:parent-style-name="Standard" style:list-style-name="L1">
      <style:text-properties officeooo:rsid="000e3d96" officeooo:paragraph-rsid="000e3d96"/>
    </style:style>
    <style:style style:name="P29" style:family="paragraph" style:parent-style-name="Standard" style:list-style-name="L1">
      <style:text-properties officeooo:rsid="000e3d96" officeooo:paragraph-rsid="000f4a91"/>
    </style:style>
    <style:style style:name="P30" style:family="paragraph" style:parent-style-name="Standard">
      <style:text-properties officeooo:rsid="00132a42" officeooo:paragraph-rsid="00132a42"/>
    </style:style>
    <style:style style:name="P31" style:family="paragraph" style:parent-style-name="Standard">
      <style:text-properties officeooo:rsid="001c0b24" officeooo:paragraph-rsid="001c0b24"/>
    </style:style>
    <style:style style:name="P32" style:family="paragraph" style:parent-style-name="Standard">
      <style:paragraph-properties fo:margin-left="0.4925in" fo:margin-right="0in" fo:text-indent="0in" style:auto-text-indent="false"/>
      <style:text-properties officeooo:rsid="0013a735" officeooo:paragraph-rsid="0013a735" fo:background-color="#cfe7f5"/>
    </style:style>
    <style:style style:name="T1" style:family="text">
      <style:text-properties officeooo:rsid="0009ba98"/>
    </style:style>
    <style:style style:name="T2" style:family="text">
      <style:text-properties fo:color="#000000" style:text-outline="false" style:text-line-through-style="none" style:text-line-through-type="none" style:font-name="Liberation Serif" fo:font-size="12pt" fo:font-style="normal" fo:text-shadow="none" style:text-underline-style="none" fo:font-weight="normal" officeooo:rsid="0009ba98"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normal" fo:text-shadow="none" style:text-underline-style="none" fo:font-weight="normal" officeooo:rsid="000b44a5"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font-style="normal" fo:text-shadow="none" style:text-underline-style="none" fo:font-weight="normal" officeooo:rsid="000d5ad4"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officeooo:rsid="000e178b"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0f4a91"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officeooo:rsid="000b44a5"/>
    </style:style>
    <style:style style:name="T8" style:family="text">
      <style:text-properties officeooo:rsid="000d5ad4"/>
    </style:style>
    <style:style style:name="T9" style:family="text">
      <style:text-properties officeooo:rsid="000e178b"/>
    </style:style>
    <style:style style:name="T10" style:family="text">
      <style:text-properties officeooo:rsid="000f4a91"/>
    </style:style>
    <style:style style:name="T11" style:family="text">
      <style:text-properties officeooo:rsid="000f6344"/>
    </style:style>
    <style:style style:name="T12" style:family="text">
      <style:text-properties officeooo:rsid="00132a42"/>
    </style:style>
    <style:style style:name="T13" style:family="text">
      <style:text-properties officeooo:rsid="0013a735"/>
    </style:style>
    <style:style style:name="T14" style:family="text">
      <style:text-properties officeooo:rsid="0014b19d"/>
    </style:style>
    <style:style style:name="T15" style:family="text">
      <style:text-properties fo:background-color="#cfe7f5" loext:char-shading-value="0"/>
    </style:style>
    <style:style style:name="T16" style:family="text">
      <style:text-properties officeooo:rsid="0013a735" fo:background-color="#cfe7f5" loext:char-shading-value="0"/>
    </style:style>
    <style:style style:name="T17" style:family="text">
      <style:text-properties officeooo:rsid="0014b19d" fo:background-color="#cfe7f5" loext:char-shading-value="0"/>
    </style:style>
    <style:style style:name="T18" style:family="text">
      <style:text-properties style:use-window-font-color="true" officeooo:rsid="001626a2" fo:background-color="transparent" loext:char-shading-value="0"/>
    </style:style>
    <style:style style:name="T19" style:family="text">
      <style:text-properties officeooo:rsid="00192857"/>
    </style:style>
    <style:style style:name="T20" style:family="text">
      <style:text-properties officeooo:rsid="001ae7e3"/>
    </style:style>
    <style:style style:name="T21" style:family="text">
      <style:text-properties officeooo:rsid="001c0b2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MS SASI MBR</text:p>
      <text:p text:style-name="P2">Harddisk Partition Scheme by</text:p>
      <text:p text:style-name="P2">Magnolia Microsystems, Inc.</text:p>
      <text:p text:style-name="P5"><text:span text:style-name="T1">(ex</text:span><text:span text:style-name="T12">te</text:span><text:span text:style-name="T1">nded)</text:span></text:p>
      <text:p text:style-name="P2"><text:date style:data-style-name="N76" text:date-value="2020-12-14T08:29:21.191174131">December 14, 2020</text:date></text:p>
      <text:p text:style-name="P1"/>
      <text:p text:style-name="P6">The “MMS Magic Sector” consists of a single 512-byte region at LBA 0 of the disk. For systems like Heathkit, where LBA 0 is executable boot code, the boot code must be structured around the magic sector data. For this purpose, space is reserved at offset 0 for a jump instruction. Typically, the pattern in those <text:span text:style-name="T13">first </text:span>bytes implies what system the image will boot on.</text:p>
      <text:p text:style-name="P6"/>
      <text:p text:style-name="P31">Heath/Zenith/MMS boot semantics are to load the first 10 “sectors” off the disk into memory at 0x2280 and then jump to 0x2280. Other boot semantics may require something different in the first sectors.</text:p>
      <text:p text:style-name="P6"/>
      <text:p text:style-name="P7">This same “magic sector” format is used for modern disks, which are not SASI. In such cases the fields highlighted in <text:span text:style-name="T15">light blue</text:span> below may be re-purposed by the respective device drivers.</text:p>
      <text:p text:style-name="P7"/>
      <text:p text:style-name="P7">In order to minimize TPA used, drivers are typically compiled for a minimal number of partitions. Partition information beyond the driver’s capacity is ignored.</text:p>
      <text:p text:style-name="P1"/>
      <text:p text:style-name="P1"/>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22">Offset</text:p>
          </table:table-cell>
          <table:table-cell table:style-name="Table1.A1" office:value-type="string">
            <text:p text:style-name="P22">Length</text:p>
          </table:table-cell>
          <table:table-cell table:style-name="Table1.C1" office:value-type="string">
            <text:p text:style-name="P22">Description/Notes</text:p>
          </table:table-cell>
        </table:table-row>
        <table:table-row>
          <table:table-cell table:style-name="Table1.A2" office:value-type="string">
            <text:p text:style-name="P17">0</text:p>
          </table:table-cell>
          <table:table-cell table:style-name="Table1.A2" office:value-type="string">
            <text:p text:style-name="P17">3</text:p>
          </table:table-cell>
          <table:table-cell table:style-name="Table1.C2" office:value-type="string">
            <text:p text:style-name="P17">Boot entry <text:span text:style-name="T9">point</text:span> <text:span text:style-name="T9">(</text:span>0xc3 0x80 0x24 <text:span text:style-name="T9">for Heathkit systems)</text:span></text:p>
          </table:table-cell>
        </table:table-row>
        <table:table-row>
          <table:table-cell table:style-name="Table1.A2" office:value-type="string">
            <text:p text:style-name="P17">3</text:p>
          </table:table-cell>
          <table:table-cell table:style-name="Table1.A2" office:value-type="string">
            <text:p text:style-name="P17">1</text:p>
          </table:table-cell>
          <table:table-cell table:style-name="Table1.C2" office:value-type="string">
            <text:p text:style-name="P21"><text:span text:style-name="T2">Drive/Controller code </text:span><text:span text:style-name="T5">(Identifies controller/drive variations)</text:span></text:p>
          </table:table-cell>
        </table:table-row>
        <table:table-row table:style-name="Table1.4">
          <table:table-cell table:style-name="Table1.A4" office:value-type="string">
            <text:p text:style-name="P17">4</text:p>
          </table:table-cell>
          <table:table-cell table:style-name="Table1.A4" office:value-type="string">
            <text:p text:style-name="P17">1</text:p>
          </table:table-cell>
          <table:table-cell table:style-name="Table1.C4" office:value-type="string">
            <text:p text:style-name="P17">Command control byte <text:span text:style-name="T9">(SASI cmd block byte 5)</text:span></text:p>
          </table:table-cell>
        </table:table-row>
        <table:table-row table:style-name="Table1.4">
          <table:table-cell table:style-name="Table1.A4" office:value-type="string">
            <text:p text:style-name="P17">5</text:p>
          </table:table-cell>
          <table:table-cell table:style-name="Table1.A4" office:value-type="string">
            <text:p text:style-name="P17">8</text:p>
          </table:table-cell>
          <table:table-cell table:style-name="Table1.C4" office:value-type="string">
            <text:p text:style-name="P15"><text:span text:style-name="T2">Drive Characteristic data (</text:span><text:span text:style-name="T10">XEBEC only, </text:span><text:span text:style-name="T2">SASI cmd 0x0C)</text:span></text:p>
          </table:table-cell>
        </table:table-row>
        <table:table-row table:style-name="Table1.4">
          <table:table-cell table:style-name="Table1.A4" office:value-type="string">
            <text:p text:style-name="P17">13</text:p>
          </table:table-cell>
          <table:table-cell table:style-name="Table1.A4" office:value-type="string">
            <text:p text:style-name="P17">6</text:p>
          </table:table-cell>
          <table:table-cell table:style-name="Table1.C4" office:value-type="string">
            <text:p text:style-name="P21"><text:span text:style-name="T2">Assign Drive Type command (</text:span><text:span text:style-name="T6">DP-900 only)</text:span></text:p>
          </table:table-cell>
        </table:table-row>
        <table:table-row>
          <table:table-cell table:style-name="Table1.A2" office:value-type="string">
            <text:p text:style-name="P17">19</text:p>
          </table:table-cell>
          <table:table-cell table:style-name="Table1.A2" office:value-type="string">
            <text:p text:style-name="P17">1</text:p>
          </table:table-cell>
          <table:table-cell table:style-name="Table1.C2" office:value-type="string">
            <text:p text:style-name="P17">Number of (primary) partitions, 1-9</text:p>
          </table:table-cell>
        </table:table-row>
        <table:table-row table:style-name="Table1.4">
          <table:table-cell table:style-name="Table1.A8" office:value-type="string">
            <text:p text:style-name="P17">20</text:p>
          </table:table-cell>
          <table:table-cell table:style-name="Table1.A8" office:value-type="string">
            <text:p text:style-name="P17">3</text:p>
          </table:table-cell>
          <table:table-cell table:style-name="Table1.C8" office:value-type="string">
            <text:p text:style-name="P24">Partition 0 offset, 128-byte records, big-endian <text:span text:style-name="T21">(always minimum 12?)</text:span></text:p>
          </table:table-cell>
        </table:table-row>
        <table:table-row table:style-name="Table1.4">
          <table:table-cell table:style-name="Table1.A8" office:value-type="string">
            <text:p text:style-name="P15"><text:span text:style-name="T2">2</text:span><text:span text:style-name="T3">3</text:span></text:p>
          </table:table-cell>
          <table:table-cell table:style-name="Table1.A8" office:value-type="string">
            <text:p text:style-name="P17">3</text:p>
          </table:table-cell>
          <table:table-cell table:style-name="Table1.C8" office:value-type="string">
            <text:p text:style-name="P15"><text:span text:style-name="T2">Partition </text:span><text:span text:style-name="T3">1</text:span><text:span text:style-name="T2"> offset, 128-byte records, big-endian</text:span></text:p>
          </table:table-cell>
        </table:table-row>
        <table:table-row table:style-name="Table1.4">
          <table:table-cell table:style-name="Table1.A8" office:value-type="string">
            <text:p text:style-name="P15"><text:span text:style-name="T2">2</text:span><text:span text:style-name="T3">6</text:span></text:p>
          </table:table-cell>
          <table:table-cell table:style-name="Table1.A8" office:value-type="string">
            <text:p text:style-name="P17">3</text:p>
          </table:table-cell>
          <table:table-cell table:style-name="Table1.C8" office:value-type="string">
            <text:p text:style-name="P15"><text:span text:style-name="T2">Partition </text:span><text:span text:style-name="T3">2</text:span><text:span text:style-name="T2"> offset, 128-byte records, big-endian</text:span></text:p>
          </table:table-cell>
        </table:table-row>
        <table:table-row table:style-name="Table1.4">
          <table:table-cell table:style-name="Table1.A8" office:value-type="string">
            <text:p text:style-name="P15"><text:span text:style-name="T2">2</text:span><text:span text:style-name="T3">9</text:span></text:p>
          </table:table-cell>
          <table:table-cell table:style-name="Table1.A8" office:value-type="string">
            <text:p text:style-name="P17">3</text:p>
          </table:table-cell>
          <table:table-cell table:style-name="Table1.C8" office:value-type="string">
            <text:p text:style-name="P15"><text:span text:style-name="T2">Partition </text:span><text:span text:style-name="T3">3</text:span><text:span text:style-name="T2"> offset, 128-byte records, big-endian</text:span></text:p>
          </table:table-cell>
        </table:table-row>
        <table:table-row table:style-name="Table1.4">
          <table:table-cell table:style-name="Table1.A8" office:value-type="string">
            <text:p text:style-name="P18">32</text:p>
          </table:table-cell>
          <table:table-cell table:style-name="Table1.A8" office:value-type="string">
            <text:p text:style-name="P17">3</text:p>
          </table:table-cell>
          <table:table-cell table:style-name="Table1.C8" office:value-type="string">
            <text:p text:style-name="P15"><text:span text:style-name="T2">Partition </text:span><text:span text:style-name="T3">4</text:span><text:span text:style-name="T2"> offset, 128-byte records, big-endian</text:span></text:p>
          </table:table-cell>
        </table:table-row>
        <table:table-row table:style-name="Table1.4">
          <table:table-cell table:style-name="Table1.A8" office:value-type="string">
            <text:p text:style-name="P18"><text:span text:style-name="T7">3</text:span>5</text:p>
          </table:table-cell>
          <table:table-cell table:style-name="Table1.A8" office:value-type="string">
            <text:p text:style-name="P17">3</text:p>
          </table:table-cell>
          <table:table-cell table:style-name="Table1.C8" office:value-type="string">
            <text:p text:style-name="P15"><text:span text:style-name="T2">Partition </text:span><text:span text:style-name="T3">5</text:span><text:span text:style-name="T2"> offset, 128-byte records, big-endian</text:span></text:p>
          </table:table-cell>
        </table:table-row>
        <table:table-row table:style-name="Table1.4">
          <table:table-cell table:style-name="Table1.A8" office:value-type="string">
            <text:p text:style-name="P18"><text:span text:style-name="T7">3</text:span>8</text:p>
          </table:table-cell>
          <table:table-cell table:style-name="Table1.A8" office:value-type="string">
            <text:p text:style-name="P17">3</text:p>
          </table:table-cell>
          <table:table-cell table:style-name="Table1.C8" office:value-type="string">
            <text:p text:style-name="P15"><text:span text:style-name="T2">Partition </text:span><text:span text:style-name="T3">6</text:span><text:span text:style-name="T2"> offset, 128-byte records, big-endian</text:span></text:p>
          </table:table-cell>
        </table:table-row>
        <table:table-row table:style-name="Table1.4">
          <table:table-cell table:style-name="Table1.A8" office:value-type="string">
            <text:p text:style-name="P18"><text:span text:style-name="T7">4</text:span>1</text:p>
          </table:table-cell>
          <table:table-cell table:style-name="Table1.A8" office:value-type="string">
            <text:p text:style-name="P17">3</text:p>
          </table:table-cell>
          <table:table-cell table:style-name="Table1.C8" office:value-type="string">
            <text:p text:style-name="P15"><text:span text:style-name="T2">Partition </text:span><text:span text:style-name="T3">7</text:span><text:span text:style-name="T2"> offset, 128-byte records, big-endian</text:span></text:p>
          </table:table-cell>
        </table:table-row>
        <table:table-row table:style-name="Table1.4">
          <table:table-cell table:style-name="Table1.A8" office:value-type="string">
            <text:p text:style-name="P18">44</text:p>
          </table:table-cell>
          <table:table-cell table:style-name="Table1.A8" office:value-type="string">
            <text:p text:style-name="P17">3</text:p>
          </table:table-cell>
          <table:table-cell table:style-name="Table1.C8" office:value-type="string">
            <text:p text:style-name="P15"><text:span text:style-name="T2">Partition </text:span><text:span text:style-name="T3">8</text:span><text:span text:style-name="T2"> offset, 128-byte records, big-endian</text:span></text:p>
          </table:table-cell>
        </table:table-row>
        <table:table-row table:style-name="Table1.4">
          <table:table-cell table:style-name="Table1.A17" office:value-type="string">
            <text:p text:style-name="P18">47</text:p>
          </table:table-cell>
          <table:table-cell table:style-name="Table1.A17" office:value-type="string">
            <text:p text:style-name="P18">21</text:p>
          </table:table-cell>
          <table:table-cell table:style-name="Table1.C17" office:value-type="string">
            <text:p text:style-name="P18">Partition 0 CP/M 2.2 DPB + MMS 2.2 mode bytes</text:p>
          </table:table-cell>
        </table:table-row>
        <table:table-row table:style-name="Table1.4">
          <table:table-cell table:style-name="Table1.A17" office:value-type="string">
            <text:p text:style-name="P20">68</text:p>
          </table:table-cell>
          <table:table-cell table:style-name="Table1.A17" office:value-type="string">
            <text:p text:style-name="P18">21</text:p>
          </table:table-cell>
          <table:table-cell table:style-name="Table1.C17" office:value-type="string">
            <text:p text:style-name="P16"><text:span text:style-name="T3">Partition </text:span><text:span text:style-name="T4">1</text:span><text:span text:style-name="T3"> CP/M 2.2 DPB + MMS 2.2 mode bytes</text:span></text:p>
          </table:table-cell>
        </table:table-row>
        <table:table-row table:style-name="Table1.4">
          <table:table-cell table:style-name="Table1.A17" office:value-type="string">
            <text:p text:style-name="P20">89</text:p>
          </table:table-cell>
          <table:table-cell table:style-name="Table1.A17" office:value-type="string">
            <text:p text:style-name="P18">21</text:p>
          </table:table-cell>
          <table:table-cell table:style-name="Table1.C17" office:value-type="string">
            <text:p text:style-name="P16"><text:span text:style-name="T3">Partition </text:span><text:span text:style-name="T4">2</text:span><text:span text:style-name="T3"> CP/M 2.2 DPB + MMS 2.2 mode bytes</text:span></text:p>
          </table:table-cell>
        </table:table-row>
        <text:soft-page-break/>
        <table:table-row table:style-name="Table1.4">
          <table:table-cell table:style-name="Table1.A17" office:value-type="string">
            <text:p text:style-name="P20">110</text:p>
          </table:table-cell>
          <table:table-cell table:style-name="Table1.A17" office:value-type="string">
            <text:p text:style-name="P18">21</text:p>
          </table:table-cell>
          <table:table-cell table:style-name="Table1.C17" office:value-type="string">
            <text:p text:style-name="P16"><text:span text:style-name="T3">Partition </text:span><text:span text:style-name="T4">3</text:span><text:span text:style-name="T3"> CP/M 2.2 DPB + MMS 2.2 mode bytes</text:span></text:p>
          </table:table-cell>
        </table:table-row>
        <table:table-row table:style-name="Table1.4">
          <table:table-cell table:style-name="Table1.A17" office:value-type="string">
            <text:p text:style-name="P20">131</text:p>
          </table:table-cell>
          <table:table-cell table:style-name="Table1.A17" office:value-type="string">
            <text:p text:style-name="P18">21</text:p>
          </table:table-cell>
          <table:table-cell table:style-name="Table1.C17" office:value-type="string">
            <text:p text:style-name="P16"><text:span text:style-name="T3">Partition </text:span><text:span text:style-name="T4">4</text:span><text:span text:style-name="T3"> CP/M 2.2 DPB + MMS 2.2 mode bytes</text:span></text:p>
          </table:table-cell>
        </table:table-row>
        <table:table-row table:style-name="Table1.4">
          <table:table-cell table:style-name="Table1.A17" office:value-type="string">
            <text:p text:style-name="P20">152</text:p>
          </table:table-cell>
          <table:table-cell table:style-name="Table1.A17" office:value-type="string">
            <text:p text:style-name="P18">21</text:p>
          </table:table-cell>
          <table:table-cell table:style-name="Table1.C17" office:value-type="string">
            <text:p text:style-name="P16"><text:span text:style-name="T3">Partition </text:span><text:span text:style-name="T4">5</text:span><text:span text:style-name="T3"> CP/M 2.2 DPB + MMS 2.2 mode bytes</text:span></text:p>
          </table:table-cell>
        </table:table-row>
        <table:table-row table:style-name="Table1.4">
          <table:table-cell table:style-name="Table1.A17" office:value-type="string">
            <text:p text:style-name="P20">173</text:p>
          </table:table-cell>
          <table:table-cell table:style-name="Table1.A17" office:value-type="string">
            <text:p text:style-name="P18">21</text:p>
          </table:table-cell>
          <table:table-cell table:style-name="Table1.C17" office:value-type="string">
            <text:p text:style-name="P16"><text:span text:style-name="T3">Partition </text:span><text:span text:style-name="T4">6</text:span><text:span text:style-name="T3"> CP/M 2.2 DPB + MMS 2.2 mode bytes</text:span></text:p>
          </table:table-cell>
        </table:table-row>
        <table:table-row table:style-name="Table1.4">
          <table:table-cell table:style-name="Table1.A17" office:value-type="string">
            <text:p text:style-name="P20">194</text:p>
          </table:table-cell>
          <table:table-cell table:style-name="Table1.A17" office:value-type="string">
            <text:p text:style-name="P18">21</text:p>
          </table:table-cell>
          <table:table-cell table:style-name="Table1.C17" office:value-type="string">
            <text:p text:style-name="P16"><text:span text:style-name="T3">Partition </text:span><text:span text:style-name="T4">7</text:span><text:span text:style-name="T3"> CP/M 2.2 DPB + MMS 2.2 mode bytes</text:span></text:p>
          </table:table-cell>
        </table:table-row>
        <table:table-row table:style-name="Table1.4">
          <table:table-cell table:style-name="Table1.A17" office:value-type="string">
            <text:p text:style-name="P20">215</text:p>
          </table:table-cell>
          <table:table-cell table:style-name="Table1.A17" office:value-type="string">
            <text:p text:style-name="P18">21</text:p>
          </table:table-cell>
          <table:table-cell table:style-name="Table1.C17" office:value-type="string">
            <text:p text:style-name="P16"><text:span text:style-name="T3">Partition </text:span><text:span text:style-name="T4">8</text:span><text:span text:style-name="T3"> CP/M 2.2 DPB + MMS 2.2 mode bytes</text:span></text:p>
          </table:table-cell>
        </table:table-row>
        <table:table-row table:style-name="Table1.26">
          <table:table-cell table:style-name="Table1.A2" office:value-type="string">
            <text:p text:style-name="P20">236</text:p>
          </table:table-cell>
          <table:table-cell table:style-name="Table1.A2" office:value-type="string">
            <text:p text:style-name="P19">1</text:p>
          </table:table-cell>
          <table:table-cell table:style-name="Table1.C2" office:value-type="string">
            <text:p text:style-name="P19">Number of extended partitions, 0-7</text:p>
          </table:table-cell>
        </table:table-row>
        <table:table-row table:style-name="Table1.27">
          <table:table-cell table:style-name="Table1.A8" office:value-type="string">
            <text:p text:style-name="P15"><text:span text:style-name="T2">2</text:span><text:span text:style-name="T4">37</text:span></text:p>
          </table:table-cell>
          <table:table-cell table:style-name="Table1.A8" office:value-type="string">
            <text:p text:style-name="P17">3</text:p>
          </table:table-cell>
          <table:table-cell table:style-name="Table1.C8" office:value-type="string">
            <text:p text:style-name="P15"><text:span text:style-name="T2">Partition </text:span><text:span text:style-name="T4">9</text:span><text:span text:style-name="T2"> offset, 128-byte records, big-endian</text:span></text:p>
          </table:table-cell>
        </table:table-row>
        <table:table-row table:style-name="Table1.27">
          <table:table-cell table:style-name="Table1.A8" office:value-type="string">
            <text:p text:style-name="P15"><text:span text:style-name="T2">2</text:span><text:span text:style-name="T4">40</text:span></text:p>
          </table:table-cell>
          <table:table-cell table:style-name="Table1.A8" office:value-type="string">
            <text:p text:style-name="P17">3</text:p>
          </table:table-cell>
          <table:table-cell table:style-name="Table1.C8" office:value-type="string">
            <text:p text:style-name="P15"><text:span text:style-name="T2">Partition </text:span><text:span text:style-name="T4">10</text:span><text:span text:style-name="T2"> offset, 128-byte records, big-endian</text:span></text:p>
          </table:table-cell>
        </table:table-row>
        <table:table-row table:style-name="Table1.27">
          <table:table-cell table:style-name="Table1.A8" office:value-type="string">
            <text:p text:style-name="P20">243</text:p>
          </table:table-cell>
          <table:table-cell table:style-name="Table1.A8" office:value-type="string">
            <text:p text:style-name="P17">3</text:p>
          </table:table-cell>
          <table:table-cell table:style-name="Table1.C8" office:value-type="string">
            <text:p text:style-name="P15"><text:span text:style-name="T2">Partition </text:span><text:span text:style-name="T4">11</text:span><text:span text:style-name="T2"> offset, 128-byte records, big-endian</text:span></text:p>
          </table:table-cell>
        </table:table-row>
        <table:table-row table:style-name="Table1.27">
          <table:table-cell table:style-name="Table1.A8" office:value-type="string">
            <text:p text:style-name="P20">246</text:p>
          </table:table-cell>
          <table:table-cell table:style-name="Table1.A8" office:value-type="string">
            <text:p text:style-name="P17">3</text:p>
          </table:table-cell>
          <table:table-cell table:style-name="Table1.C8" office:value-type="string">
            <text:p text:style-name="P15"><text:span text:style-name="T2">Partition </text:span><text:span text:style-name="T4">12</text:span><text:span text:style-name="T2"> offset, 128-byte records, big-endian</text:span></text:p>
          </table:table-cell>
        </table:table-row>
        <table:table-row table:style-name="Table1.27">
          <table:table-cell table:style-name="Table1.A8" office:value-type="string">
            <text:p text:style-name="P20">249</text:p>
          </table:table-cell>
          <table:table-cell table:style-name="Table1.A8" office:value-type="string">
            <text:p text:style-name="P17">3</text:p>
          </table:table-cell>
          <table:table-cell table:style-name="Table1.C8" office:value-type="string">
            <text:p text:style-name="P15"><text:span text:style-name="T2">Partition </text:span><text:span text:style-name="T4">13</text:span><text:span text:style-name="T2"> offset, 128-byte records, big-endian</text:span></text:p>
          </table:table-cell>
        </table:table-row>
        <table:table-row table:style-name="Table1.27">
          <table:table-cell table:style-name="Table1.A8" office:value-type="string">
            <text:p text:style-name="P20">252</text:p>
          </table:table-cell>
          <table:table-cell table:style-name="Table1.A8" office:value-type="string">
            <text:p text:style-name="P17">3</text:p>
          </table:table-cell>
          <table:table-cell table:style-name="Table1.C8" office:value-type="string">
            <text:p text:style-name="P15"><text:span text:style-name="T2">Partition </text:span><text:span text:style-name="T4">14</text:span><text:span text:style-name="T2"> offset, 128-byte records, big-endian</text:span></text:p>
          </table:table-cell>
        </table:table-row>
        <table:table-row table:style-name="Table1.27">
          <table:table-cell table:style-name="Table1.A8" office:value-type="string">
            <text:p text:style-name="P20">255</text:p>
          </table:table-cell>
          <table:table-cell table:style-name="Table1.A8" office:value-type="string">
            <text:p text:style-name="P17">3</text:p>
          </table:table-cell>
          <table:table-cell table:style-name="Table1.C8" office:value-type="string">
            <text:p text:style-name="P15"><text:span text:style-name="T2">Partition </text:span><text:span text:style-name="T4">15</text:span><text:span text:style-name="T2"> offset, 128-byte records, big-endian</text:span></text:p>
          </table:table-cell>
        </table:table-row>
        <table:table-row table:style-name="Table1.27">
          <table:table-cell table:style-name="Table1.A17" office:value-type="string">
            <text:p text:style-name="P20">258</text:p>
          </table:table-cell>
          <table:table-cell table:style-name="Table1.A17" office:value-type="string">
            <text:p text:style-name="P18">21</text:p>
          </table:table-cell>
          <table:table-cell table:style-name="Table1.C17" office:value-type="string">
            <text:p text:style-name="P16"><text:span text:style-name="T3">Partition </text:span><text:span text:style-name="T4">9</text:span><text:span text:style-name="T3"> CP/M 2.2 DPB + MMS 2.2 mode bytes</text:span></text:p>
          </table:table-cell>
        </table:table-row>
        <table:table-row table:style-name="Table1.27">
          <table:table-cell table:style-name="Table1.A17" office:value-type="string">
            <text:p text:style-name="P20">279</text:p>
          </table:table-cell>
          <table:table-cell table:style-name="Table1.A17" office:value-type="string">
            <text:p text:style-name="P18">21</text:p>
          </table:table-cell>
          <table:table-cell table:style-name="Table1.C17" office:value-type="string">
            <text:p text:style-name="P18">Partition <text:span text:style-name="T8">1</text:span>0 CP/M 2.2 DPB + MMS 2.2 mode bytes</text:p>
          </table:table-cell>
        </table:table-row>
        <table:table-row table:style-name="Table1.27">
          <table:table-cell table:style-name="Table1.A17" office:value-type="string">
            <text:p text:style-name="P20">300</text:p>
          </table:table-cell>
          <table:table-cell table:style-name="Table1.A17" office:value-type="string">
            <text:p text:style-name="P18">21</text:p>
          </table:table-cell>
          <table:table-cell table:style-name="Table1.C17" office:value-type="string">
            <text:p text:style-name="P16"><text:span text:style-name="T3">Partition </text:span><text:span text:style-name="T4">11</text:span><text:span text:style-name="T3"> CP/M 2.2 DPB + MMS 2.2 mode bytes</text:span></text:p>
          </table:table-cell>
        </table:table-row>
        <table:table-row table:style-name="Table1.27">
          <table:table-cell table:style-name="Table1.A17" office:value-type="string">
            <text:p text:style-name="P20">321</text:p>
          </table:table-cell>
          <table:table-cell table:style-name="Table1.A17" office:value-type="string">
            <text:p text:style-name="P18">21</text:p>
          </table:table-cell>
          <table:table-cell table:style-name="Table1.C17" office:value-type="string">
            <text:p text:style-name="P16"><text:span text:style-name="T3">Partition </text:span><text:span text:style-name="T4">12</text:span><text:span text:style-name="T3"> CP/M 2.2 DPB + MMS 2.2 mode bytes</text:span></text:p>
          </table:table-cell>
        </table:table-row>
        <table:table-row table:style-name="Table1.27">
          <table:table-cell table:style-name="Table1.A17" office:value-type="string">
            <text:p text:style-name="P20">342</text:p>
          </table:table-cell>
          <table:table-cell table:style-name="Table1.A17" office:value-type="string">
            <text:p text:style-name="P18">21</text:p>
          </table:table-cell>
          <table:table-cell table:style-name="Table1.C17" office:value-type="string">
            <text:p text:style-name="P16"><text:span text:style-name="T3">Partition </text:span><text:span text:style-name="T4">13</text:span><text:span text:style-name="T3"> CP/M 2.2 DPB + MMS 2.2 mode bytes</text:span></text:p>
          </table:table-cell>
        </table:table-row>
        <table:table-row table:style-name="Table1.27">
          <table:table-cell table:style-name="Table1.A17" office:value-type="string">
            <text:p text:style-name="P20">363</text:p>
          </table:table-cell>
          <table:table-cell table:style-name="Table1.A17" office:value-type="string">
            <text:p text:style-name="P18">21</text:p>
          </table:table-cell>
          <table:table-cell table:style-name="Table1.C17" office:value-type="string">
            <text:p text:style-name="P16"><text:span text:style-name="T3">Partition </text:span><text:span text:style-name="T4">14</text:span><text:span text:style-name="T3"> CP/M 2.2 DPB + MMS 2.2 mode bytes</text:span></text:p>
          </table:table-cell>
        </table:table-row>
        <table:table-row table:style-name="Table1.27">
          <table:table-cell table:style-name="Table1.A17" office:value-type="string">
            <text:p text:style-name="P20">384</text:p>
          </table:table-cell>
          <table:table-cell table:style-name="Table1.A17" office:value-type="string">
            <text:p text:style-name="P18">21</text:p>
          </table:table-cell>
          <table:table-cell table:style-name="Table1.C17" office:value-type="string">
            <text:p text:style-name="P16"><text:span text:style-name="T3">Partition </text:span><text:span text:style-name="T4">15</text:span><text:span text:style-name="T3"> CP/M 2.2 DPB + MMS 2.2 mode bytes</text:span></text:p>
          </table:table-cell>
        </table:table-row>
        <table:table-row table:style-name="Table1.41">
          <table:table-cell table:style-name="Table1.A2" office:value-type="string">
            <text:p text:style-name="P20">405</text:p>
          </table:table-cell>
          <table:table-cell table:style-name="Table1.A2" office:value-type="string">
            <text:p text:style-name="P20">107</text:p>
          </table:table-cell>
          <table:table-cell table:style-name="Table1.C2" office:value-type="string">
            <text:p text:style-name="P20">Unused/Reserved</text:p>
          </table:table-cell>
        </table:table-row>
      </table:table>
      <text:p text:style-name="P1"/>
      <text:p text:style-name="P1"/>
      <text:p text:style-name="P4">Drive/Controller code:</text:p>
      <text:p text:style-name="P8">0b000xxxxx = XEBEX (xxxxx is drive type)</text:p>
      <text:p text:style-name="P14">00000 = ST-506</text:p>
      <text:p text:style-name="P14">00001 = CM5619</text:p>
      <text:p text:style-name="P14">00010 = CM5412</text:p>
      <text:p text:style-name="P14">00011 = MS-10</text:p>
      <text:p text:style-name="P14">11111 = other</text:p>
      <text:p text:style-name="P9"><text:span text:style-name="T10">0b001xxxxx = DP-900 </text:span><text:span text:style-name="T20">(drive type?)</text:span></text:p>
      <text:p text:style-name="P9"><text:span text:style-name="T10">0b010</text:span><text:span text:style-name="T19">00000</text:span><text:span text:style-name="T10"> = MRX 101D</text:span></text:p>
      <text:p text:style-name="P32">0b011xxxxx = IDE drive (xxxxx is drive type, TBD)</text:p>
      <text:p text:style-name="P10"><text:span text:style-name="T16">0b100xxxxx = CF (IDE) </text:span><text:span text:style-name="T17">card</text:span><text:span text:style-name="T16"> (xxxxx is capacity, </text:span><text:span text:style-name="T17">2^(x+20))</text:span></text:p>
      <text:p text:style-name="P11">0x101xxxxx = SDCard (xxxxx is capacity, <text:span text:style-name="T14">2^(x+20))</text:span></text:p>
      <text:p text:style-name="P12">0b11111111 = other/unknown</text:p>
      <text:p text:style-name="P12"/>
      <text:p text:style-name="P13"><text:soft-page-break/><text:span text:style-name="T18">“Capacity” is space required by partition tables, not physical capacity of underlying storage. i.e. it is the minimum size of storage media allowed/required to contain the partitions. For example, tools for a segmenting scheme may use this capacity to determine how to place an image on physical media.</text:span></text:p>
      <text:p text:style-name="P4"/>
      <text:list xml:id="list762230307" text:style-name="L1">
        <text:list-item>
          <text:p text:style-name="P27">Assign Drive Type command is only used if Drive/Controller type is <text:span text:style-name="T14">SASI and </text:span>not XEBEC.</text:p>
        </text:list-item>
        <text:list-item>
          <text:p text:style-name="P28">Legacy drivers use only ...</text:p>
        </text:list-item>
        <text:list-item>
          <text:p text:style-name="P29">If DPB SPT is 0, partition does not have a CP/M filesystem (e.g. is HDOS). TBD: Other parameters indicate specific usage?</text:p>
        </text:list-item>
        <text:list-item>
          <text:p text:style-name="P27">Mode bytes are 0b000000xx 0x80 0x00, where “xx” indicates physical sector size. “<text:span text:style-name="T14">00” is 128-byte, “01” is 256, “10” is 512, “11” is 1024.</text:span></text:p>
        </text:list-item>
        <text:list-item>
          <text:p text:style-name="P26"><text:span text:style-name="T10">Mode masks are 0x</text:span><text:span text:style-name="T11">FF</text:span><text:span text:style-name="T10"> </text:span><text:span text:style-name="T11">0xFF 0xFF.</text:span></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1T09:18:49.842151985</meta:creation-date>
    <dc:date>2020-12-14T08:29:20.921361075</dc:date>
    <meta:editing-duration>P2DT23H33M29S</meta:editing-duration>
    <meta:editing-cycles>10</meta:editing-cycles>
    <meta:generator>LibreOffice/6.4.6.2$Linux_X86_64 LibreOffice_project/40$Build-2</meta:generator>
    <meta:document-statistic meta:table-count="1" meta:image-count="0" meta:object-count="0" meta:page-count="3" meta:paragraph-count="151" meta:word-count="743" meta:character-count="4124" meta:non-whitespace-character-count="3537"/>
  </office:meta>
</office:document-meta>
</file>